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82in"/>
    </style:style>
    <style:style style:name="co2" style:family="table-column">
      <style:table-column-properties fo:break-before="auto" style:column-width="1.8953in"/>
    </style:style>
    <style:style style:name="co3" style:family="table-column">
      <style:table-column-properties fo:break-before="auto" style:column-width="5.4535in"/>
    </style:style>
    <style:style style:name="co4" style:family="table-column">
      <style:table-column-properties fo:break-before="auto" style:column-width="2.728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602in"/>
    </style:style>
    <style:style style:name="co7" style:family="table-column">
      <style:table-column-properties fo:break-before="auto" style:column-width="1.5264in"/>
    </style:style>
    <style:style style:name="co8" style:family="table-column">
      <style:table-column-properties fo:break-before="auto" style:column-width="1.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3516in" fo:break-before="auto" style:use-optimal-row-height="false"/>
    </style:style>
    <style:style style:name="ro2" style:family="table-row">
      <style:table-row-properties style:row-height="0.3264in" fo:break-before="auto" style:use-optimal-row-height="false"/>
    </style:style>
    <style:style style:name="ro3" style:family="table-row">
      <style:table-row-properties style:row-height="0.339in" fo:break-before="auto" style:use-optimal-row-height="false"/>
    </style:style>
    <style:style style:name="ro4" style:family="table-row">
      <style:table-row-properties style:row-height="0.3138in" fo:break-before="auto" style:use-optimal-row-height="false"/>
    </style:style>
    <style:style style:name="ro5" style:family="table-row">
      <style:table-row-properties style:row-height="0.3764in" fo:break-before="auto" style:use-optimal-row-height="false"/>
    </style:style>
    <style:style style:name="ro6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.5pt" style:font-size-asian="8.5pt" style:font-size-complex="8.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.5pt" style:language-asian="en" style:country-asian="US" style:font-style-asian="normal" style:font-weight-asian="normal" style:font-size-complex="4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T1" style:family="text">
      <style:text-properties fo:font-size="8.5pt" style:font-size-asian="8.5pt" style:font-size-complex="8.5pt"/>
    </style:style>
  </office:automatic-styles>
  <office:body>
    <office:spreadsheet>
      <table:table table:name="Sheet1" table:style-name="ta1" table:print="false">
        <table:table-column table:style-name="co1" table:visibility="collapse" table:default-cell-style-name="ce3"/>
        <table:table-column table:style-name="co2" table:default-cell-style-name="ce3"/>
        <table:table-column table:style-name="co3" table:visibility="collapse" table:default-cell-style-name="ce3"/>
        <table:table-column table:style-name="co4" table:visibility="collapse" table:default-cell-style-name="ce3"/>
        <table:table-column table:style-name="co5" table:visibility="collapse" table:default-cell-style-name="ce3"/>
        <table:table-column table:style-name="co6" table:default-cell-style-name="Default"/>
        <table:table-column table:style-name="co7" table:default-cell-style-name="ce10"/>
        <table:table-column table:style-name="co8" table:default-cell-style-name="ce3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Mass (grams)</text:p>
          </table:table-cell>
          <table:table-cell table:style-name="ce1" office:value-type="string">
            <text:p>Mass (Jupiter masses)</text:p>
          </table:table-cell>
          <table:table-cell table:style-name="ce1" office:value-type="string">
            <text:p>.mod filename</text:p>
          </table:table-cell>
          <table:table-cell table:style-name="ce1" office:value-type="string">
            <text:p>Initial chain-down record number</text:p>
          </table:table-cell>
          <table:table-cell table:style-name="ce1" office:value-type="string">
            <text:p>Model Numbers</text:p>
          </table:table-cell>
          <table:table-cell table:style-name="ce6" office:value-type="string">
            <text:p>Record Numbers</text:p>
          </table:table-cell>
          <table:table-cell table:style-name="ce8" office:value-type="string">
            <text:p>Cwrk value used</text:p>
          </table:table-cell>
          <table:table-cell table:style-name="ce1" office:value-type="string">
            <text:p>SMAX (luminosity) value used</text:p>
          </table:table-cell>
          <table:table-cell table:style-name="ce6" table:number-columns-repeated="1016"/>
        </table:table-row>
        <table:table-row table:style-name="ro2">
          <table:table-cell table:style-name="ce2" office:value-type="float" office:value="9.47948650760899E+029">
            <text:p>9.48E+029</text:p>
          </table:table-cell>
          <table:table-cell table:style-name="ce2" office:value-type="float" office:value="0.499411868924098">
            <text:p>4.99E-001</text:p>
          </table:table-cell>
          <table:table-cell table:style-name="ce4" office:value-type="string">
            <text:p><text:span text:style-name="T1">/Research/BodenheimerCode/Code_for_Kozai/outputs/2013/June/June_17_2013/v1/chaindown.mod</text:span></text:p>
          </table:table-cell>
          <table:table-cell office:value-type="float" office:value="966">
            <text:p>966</text:p>
          </table:table-cell>
          <table:table-cell office:value-type="string">
            <text:p>967 to 969</text:p>
          </table:table-cell>
          <table:table-cell office:value-type="string">
            <text:p>24 to 28</text:p>
          </table:table-cell>
          <table:table-cell table:style-name="ce9" office:value-type="float" office:value="0.01">
            <text:p>1.00E-002</text:p>
          </table:table-cell>
          <table:table-cell table:style-name="ce2" office:value-type="float" office:value="-2E+037">
            <text:p>-2.00E+037</text:p>
          </table:table-cell>
          <table:table-cell table:number-columns-repeated="1016"/>
        </table:table-row>
        <table:table-row table:style-name="ro3">
          <table:table-cell table:style-name="ce2" office:value-type="float" office:value="9.00551206922425E+029">
            <text:p>9.01E+029</text:p>
          </table:table-cell>
          <table:table-cell table:style-name="ce2" office:value-type="float" office:value="0.47444126952444">
            <text:p>4.74E-001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970">
            <text:p>970</text:p>
          </table:table-cell>
          <table:table-cell office:value-type="string">
            <text:p>971 to 973</text:p>
          </table:table-cell>
          <table:table-cell office:value-type="string">
            <text:p>29 to 32</text:p>
          </table:table-cell>
          <table:table-cell table:style-name="ce9" office:value-type="float" office:value="0.01">
            <text:p>1.00E-002</text:p>
          </table:table-cell>
          <table:table-cell office:value-type="float" office:value="0.5">
            <text:p>0.5</text:p>
          </table:table-cell>
          <table:table-cell table:number-columns-repeated="1016"/>
        </table:table-row>
        <table:table-row table:style-name="ro2">
          <table:table-cell table:style-name="ce2" office:value-type="float" office:value="8.55523635840897E+029">
            <text:p>8.56E+029</text:p>
          </table:table-cell>
          <table:table-cell table:style-name="ce2" office:value-type="float" office:value="0.450719200392437">
            <text:p>4.51E-001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974">
            <text:p>974</text:p>
          </table:table-cell>
          <table:table-cell office:value-type="string">
            <text:p>975 to 977</text:p>
          </table:table-cell>
          <table:table-cell office:value-type="string">
            <text:p>33 to 36</text:p>
          </table:table-cell>
          <table:table-cell table:style-name="ce9" office:value-type="float" office:value="0.001">
            <text:p>1.00E-003</text:p>
          </table:table-cell>
          <table:table-cell office:value-type="float" office:value="0.5">
            <text:p>0.5</text:p>
          </table:table-cell>
          <table:table-cell table:number-columns-repeated="1016"/>
        </table:table-row>
        <table:table-row table:style-name="ro2">
          <table:table-cell table:style-name="ce2" office:value-type="float" office:value="8.12747443850214E+029">
            <text:p>8.13E+029</text:p>
          </table:table-cell>
          <table:table-cell table:style-name="ce2" office:value-type="float" office:value="0.428183234999823">
            <text:p>4.28E-001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978">
            <text:p>978</text:p>
          </table:table-cell>
          <table:table-cell office:value-type="string">
            <text:p>979 to 981</text:p>
          </table:table-cell>
          <table:table-cell office:value-type="string">
            <text:p>37 to 40</text:p>
          </table:table-cell>
          <table:table-cell table:style-name="ce9" office:value-type="float" office:value="0.001">
            <text:p>1.00E-003</text:p>
          </table:table-cell>
          <table:table-cell office:value-type="float" office:value="0.2">
            <text:p>0.2</text:p>
          </table:table-cell>
          <table:table-cell table:number-columns-repeated="1016"/>
        </table:table-row>
        <table:table-row table:style-name="ro1">
          <table:table-cell table:style-name="ce2" office:value-type="float" office:value="7.72110061969001E+029">
            <text:p>7.72E+029</text:p>
          </table:table-cell>
          <table:table-cell office:value-type="float" office:value="0.406774068145491">
            <text:p>0.4067740681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982">
            <text:p>982</text:p>
          </table:table-cell>
          <table:table-cell office:value-type="string">
            <text:p>983 to 985</text:p>
          </table:table-cell>
          <table:table-cell office:value-type="string">
            <text:p>41 to 44</text:p>
          </table:table-cell>
          <table:table-cell table:style-name="ce9" office:value-type="float" office:value="0.001">
            <text:p>1.00E-003</text:p>
          </table:table-cell>
          <table:table-cell office:value-type="float" office:value="0.2">
            <text:p>0.2</text:p>
          </table:table-cell>
          <table:table-cell table:number-columns-repeated="1016"/>
        </table:table-row>
        <table:table-row table:style-name="ro3">
          <table:table-cell table:style-name="ce2" office:value-type="float" office:value="7.3350454966628E+029">
            <text:p>7.34E+029</text:p>
          </table:table-cell>
          <table:table-cell office:value-type="float" office:value="0.386435359889091">
            <text:p>0.3864353599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986">
            <text:p>986</text:p>
          </table:table-cell>
          <table:table-cell office:value-type="string">
            <text:p>987 to 989</text:p>
          </table:table-cell>
          <table:table-cell office:value-type="string">
            <text:p>45 to 48</text:p>
          </table:table-cell>
          <table:table-cell table:style-name="ce9" office:value-type="float" office:value="0.001">
            <text:p>1.00E-003</text:p>
          </table:table-cell>
          <table:table-cell office:value-type="float" office:value="0.2">
            <text:p>0.2</text:p>
          </table:table-cell>
          <table:table-cell table:number-columns-repeated="1016"/>
        </table:table-row>
        <table:table-row table:style-name="ro3">
          <table:table-cell table:style-name="ce2" office:value-type="float" office:value="6.96829313438909E+029">
            <text:p>6.97E+029</text:p>
          </table:table-cell>
          <table:table-cell office:value-type="float" office:value="0.367113587287967">
            <text:p>0.3671135873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990">
            <text:p>990</text:p>
          </table:table-cell>
          <table:table-cell office:value-type="string">
            <text:p>991 to 993</text:p>
          </table:table-cell>
          <table:table-cell office:value-type="string">
            <text:p>49 to 52</text:p>
          </table:table-cell>
          <table:table-cell table:style-name="ce9" office:value-type="float" office:value="0.0001">
            <text:p>1.00E-004</text:p>
          </table:table-cell>
          <table:table-cell office:value-type="float" office:value="0.1">
            <text:p>0.1</text:p>
          </table:table-cell>
          <table:table-cell table:number-columns-repeated="1016"/>
        </table:table-row>
        <table:table-row table:style-name="ro3">
          <table:table-cell table:style-name="ce2" office:value-type="float" office:value="6.61987839460112E+029">
            <text:p>6.62E+029</text:p>
          </table:table-cell>
          <table:table-cell office:value-type="float" office:value="0.348757903547234">
            <text:p>0.3487579035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994">
            <text:p>994</text:p>
          </table:table-cell>
          <table:table-cell office:value-type="string">
            <text:p>995 to 997</text:p>
          </table:table-cell>
          <table:table-cell office:value-type="string">
            <text:p>53 to 56</text:p>
          </table:table-cell>
          <table:table-cell table:style-name="ce9" office:value-type="float" office:value="0.00005">
            <text:p>5.00E-005</text:p>
          </table:table-cell>
          <table:table-cell office:value-type="float" office:value="0.1">
            <text:p>0.1</text:p>
          </table:table-cell>
          <table:table-cell table:number-columns-repeated="1016"/>
        </table:table-row>
        <table:table-row table:style-name="ro3">
          <table:table-cell table:style-name="ce2" office:value-type="float" office:value="6.28888439595596E+029">
            <text:p>6.29E+029</text:p>
          </table:table-cell>
          <table:table-cell office:value-type="float" office:value="0.331320004212354">
            <text:p>0.3313200042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998">
            <text:p>998</text:p>
          </table:table-cell>
          <table:table-cell office:value-type="string">
            <text:p>999 to 1001</text:p>
          </table:table-cell>
          <table:table-cell office:value-type="string">
            <text:p>57 to 60</text:p>
          </table:table-cell>
          <table:table-cell table:style-name="ce9" office:value-type="float" office:value="0.000001">
            <text:p>1.00E-006</text:p>
          </table:table-cell>
          <table:table-cell office:value-type="float" office:value="0.1">
            <text:p>0.1</text:p>
          </table:table-cell>
          <table:table-cell table:number-columns-repeated="1016"/>
        </table:table-row>
        <table:table-row table:style-name="ro2">
          <table:table-cell table:style-name="ce2" office:value-type="float" office:value="5.97444010118881E+029">
            <text:p>5.97E+029</text:p>
          </table:table-cell>
          <table:table-cell office:value-type="float" office:value="0.314754000052094">
            <text:p>0.3147540001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02">
            <text:p>1002</text:p>
          </table:table-cell>
          <table:table-cell office:value-type="string">
            <text:p>1003 to 1005</text:p>
          </table:table-cell>
          <table:table-cell office:value-type="string">
            <text:p>61 to 64</text:p>
          </table:table-cell>
          <table:table-cell table:style-name="ce9" office:value-type="float" office:value="0.000001">
            <text:p>1.00E-006</text:p>
          </table:table-cell>
          <table:table-cell office:value-type="float" office:value="0.1">
            <text:p>0.1</text:p>
          </table:table-cell>
          <table:table-cell table:number-columns-repeated="1016"/>
        </table:table-row>
        <table:table-row table:style-name="ro3">
          <table:table-cell table:style-name="ce2" office:value-type="float" office:value="5.6757180249085E+029">
            <text:p>5.68E+029</text:p>
          </table:table-cell>
          <table:table-cell office:value-type="float" office:value="0.299016296297329">
            <text:p>0.2990162963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06">
            <text:p>1006</text:p>
          </table:table-cell>
          <table:table-cell office:value-type="string">
            <text:p>1007 to 1009</text:p>
          </table:table-cell>
          <table:table-cell office:value-type="string">
            <text:p>65 to 68</text:p>
          </table:table-cell>
          <table:table-cell table:style-name="ce9" office:value-type="float" office:value="0.000001">
            <text:p>1.00E-006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3">
          <table:table-cell table:style-name="ce2" office:value-type="float" office:value="5.39193205600325E+029">
            <text:p>5.39E+029</text:p>
          </table:table-cell>
          <table:table-cell office:value-type="float" office:value="0.284065477917911">
            <text:p>0.2840654779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10">
            <text:p>1010</text:p>
          </table:table-cell>
          <table:table-cell office:value-type="string">
            <text:p>1110 to 1113</text:p>
          </table:table-cell>
          <table:table-cell office:value-type="string">
            <text:p>69 to 72</text:p>
          </table:table-cell>
          <table:table-cell table:style-name="ce9" office:value-type="float" office:value="0.000001">
            <text:p>1.00E-006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3">
          <table:table-cell table:style-name="ce2" office:value-type="float" office:value="5.12233538892624E+029">
            <text:p>5.12E+029</text:p>
          </table:table-cell>
          <table:table-cell office:value-type="float" office:value="0.269862200635691">
            <text:p>0.2698622006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14">
            <text:p>1014</text:p>
          </table:table-cell>
          <table:table-cell office:value-type="string">
            <text:p>1015 to 1017</text:p>
          </table:table-cell>
          <table:table-cell office:value-type="string">
            <text:p>73 to 76</text:p>
          </table:table-cell>
          <table:table-cell table:style-name="ce9" office:value-type="float" office:value="0.000001">
            <text:p>1.00E-006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1">
          <table:table-cell table:style-name="ce2" office:value-type="float" office:value="4.86621855841692E+029">
            <text:p>4.87E+029</text:p>
          </table:table-cell>
          <table:table-cell office:value-type="float" office:value="0.256369087386898">
            <text:p>0.2563690874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18">
            <text:p>1018</text:p>
          </table:table-cell>
          <table:table-cell office:value-type="string">
            <text:p>1019 to 1021</text:p>
          </table:table-cell>
          <table:table-cell table:style-name="ce7" office:value-type="string">
            <text:p>77 to 80</text:p>
          </table:table-cell>
          <table:table-cell table:style-name="ce9" office:value-type="float" office:value="0.000001">
            <text:p>1.00E-006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2">
          <table:table-cell table:style-name="ce2" office:value-type="float" office:value="4.62290757248624E+029">
            <text:p>4.62E+029</text:p>
          </table:table-cell>
          <table:table-cell office:value-type="float" office:value="0.243550629961396">
            <text:p>0.24355063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22">
            <text:p>1022</text:p>
          </table:table-cell>
          <table:table-cell office:value-type="string">
            <text:p>1023 to 1025</text:p>
          </table:table-cell>
          <table:table-cell office:value-type="string">
            <text:p>81 to 84</text:p>
          </table:table-cell>
          <table:table-cell table:style-name="ce9" office:value-type="float" office:value="0.000001">
            <text:p>1.00E-006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2">
          <table:table-cell table:style-name="ce2" office:value-type="float" office:value="4.39176213875257E+029">
            <text:p>4.39E+029</text:p>
          </table:table-cell>
          <table:table-cell office:value-type="float" office:value="0.231373095559976">
            <text:p>0.2313730956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26">
            <text:p>1026</text:p>
          </table:table-cell>
          <table:table-cell office:value-type="string">
            <text:p>1027 to 1029</text:p>
          </table:table-cell>
          <table:table-cell office:value-type="string">
            <text:p>85 to 88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1">
          <table:table-cell table:style-name="ce2" office:value-type="float" office:value="4.17217397946105E+029">
            <text:p>4.17E+029</text:p>
          </table:table-cell>
          <table:table-cell office:value-type="float" office:value="0.219804438023794">
            <text:p>0.219804438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30">
            <text:p>1030</text:p>
          </table:table-cell>
          <table:table-cell office:value-type="string">
            <text:p>1031 to 1033</text:p>
          </table:table-cell>
          <table:table-cell office:value-type="string">
            <text:p>89 to 92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2">
          <table:table-cell table:style-name="ce2" office:value-type="float" office:value="3.96356523075182E+029">
            <text:p>3.96E+029</text:p>
          </table:table-cell>
          <table:table-cell office:value-type="float" office:value="0.208814213502332">
            <text:p>0.2088142135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34">
            <text:p>1034</text:p>
          </table:table-cell>
          <table:table-cell office:value-type="string">
            <text:p>1035 to 1037</text:p>
          </table:table-cell>
          <table:table-cell office:value-type="string">
            <text:p>93 to 96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3">
          <table:table-cell table:style-name="ce2" office:value-type="float" office:value="3.76538692196485E+029">
            <text:p>3.77E+029</text:p>
          </table:table-cell>
          <table:table-cell office:value-type="float" office:value="0.198373500337956">
            <text:p>0.1983735003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38">
            <text:p>1038</text:p>
          </table:table-cell>
          <table:table-cell office:value-type="string">
            <text:p>1039 to 1041</text:p>
          </table:table-cell>
          <table:table-cell office:value-type="string">
            <text:p>97 to 100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1">
          <table:table-cell table:style-name="ce2" office:value-type="float" office:value="3.57711753097969E+029">
            <text:p>3.58E+029</text:p>
          </table:table-cell>
          <table:table-cell office:value-type="float" office:value="0.188454822956262">
            <text:p>0.188454823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42">
            <text:p>1042</text:p>
          </table:table-cell>
          <table:table-cell office:value-type="string">
            <text:p>1043 to 1045</text:p>
          </table:table-cell>
          <table:table-cell office:value-type="string">
            <text:p>101 to 104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3">
          <table:table-cell table:style-name="ce2" office:value-type="float" office:value="3.39826161178815E+029">
            <text:p>3.40E+029</text:p>
          </table:table-cell>
          <table:table-cell office:value-type="float" office:value="0.179032079561893">
            <text:p>0.1790320796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46">
            <text:p>1046</text:p>
          </table:table-cell>
          <table:table-cell office:value-type="string">
            <text:p>1047 to 1049</text:p>
          </table:table-cell>
          <table:table-cell office:value-type="string">
            <text:p>105 to 108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3">
          <table:table-cell table:style-name="ce2" office:value-type="float" office:value="3.2283484906883E+029">
            <text:p>3.23E+029</text:p>
          </table:table-cell>
          <table:table-cell office:value-type="float" office:value="0.170080473449569">
            <text:p>0.1700804734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50">
            <text:p>1050</text:p>
          </table:table-cell>
          <table:table-cell office:value-type="string">
            <text:p>1051 to 1053</text:p>
          </table:table-cell>
          <table:table-cell office:value-type="string">
            <text:p>109 to 112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3">
          <table:table-cell table:style-name="ce2" office:value-type="float" office:value="3.06693102766897E+029">
            <text:p>3.07E+029</text:p>
          </table:table-cell>
          <table:table-cell office:value-type="float" office:value="0.161576447749573">
            <text:p>0.1615764477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54">
            <text:p>1054</text:p>
          </table:table-cell>
          <table:table-cell office:value-type="string">
            <text:p>1055 to 1057</text:p>
          </table:table-cell>
          <table:table-cell office:value-type="string">
            <text:p>113 to 116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1">
          <table:table-cell table:style-name="ce2" office:value-type="float" office:value="2.91358443972485E+029">
            <text:p>2.91E+029</text:p>
          </table:table-cell>
          <table:table-cell office:value-type="float" office:value="0.153497623435953">
            <text:p>0.1534976234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58">
            <text:p>1058</text:p>
          </table:table-cell>
          <table:table-cell office:value-type="string">
            <text:p>1059 to 1061</text:p>
          </table:table-cell>
          <table:table-cell office:value-type="string">
            <text:p>117 to 120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2">
          <table:table-cell table:style-name="ce2" office:value-type="float" office:value="2.76790518300598E+029">
            <text:p>2.77E+029</text:p>
          </table:table-cell>
          <table:table-cell office:value-type="float" office:value="0.145822740434321">
            <text:p>0.1458227404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62">
            <text:p>1062</text:p>
          </table:table-cell>
          <table:table-cell office:value-type="string">
            <text:p>1063 to 1065</text:p>
          </table:table-cell>
          <table:table-cell office:value-type="string">
            <text:p>121 to 124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3">
          <table:table-cell table:style-name="ce2" office:value-type="float" office:value="2.62950989085968E+029">
            <text:p>2.63E+029</text:p>
          </table:table-cell>
          <table:table-cell office:value-type="float" office:value="0.138531601674263">
            <text:p>0.1385316017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66">
            <text:p>1066</text:p>
          </table:table-cell>
          <table:table-cell office:value-type="string">
            <text:p>1067 to 1069</text:p>
          </table:table-cell>
          <table:table-cell office:value-type="string">
            <text:p>125 to 128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2">
          <table:table-cell table:style-name="ce2" office:value-type="float" office:value="2.4980343649705E+029">
            <text:p>2.50E+029</text:p>
          </table:table-cell>
          <table:table-cell office:value-type="float" office:value="0.131605019939124">
            <text:p>0.1316050199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70">
            <text:p>1070</text:p>
          </table:table-cell>
          <table:table-cell office:value-type="string">
            <text:p>1071 to 1073</text:p>
          </table:table-cell>
          <table:table-cell office:value-type="string">
            <text:p>129 to 132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3">
          <table:table-cell table:style-name="ce2" office:value-type="float" office:value="2.37313261694308E+029">
            <text:p>2.37E+029</text:p>
          </table:table-cell>
          <table:table-cell office:value-type="float" office:value="0.125024767373314">
            <text:p>0.1250247674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74">
            <text:p>1074</text:p>
          </table:table-cell>
          <table:table-cell office:value-type="string">
            <text:p>1075 to 1077</text:p>
          </table:table-cell>
          <table:table-cell office:value-type="string">
            <text:p>133 to 136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2">
          <table:table-cell table:style-name="ce2" office:value-type="float" office:value="2.25447595780598E+029">
            <text:p>2.25E+029</text:p>
          </table:table-cell>
          <table:table-cell office:value-type="float" office:value="0.118773527514237">
            <text:p>0.1187735275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78">
            <text:p>1078</text:p>
          </table:table-cell>
          <table:table-cell office:value-type="string">
            <text:p>1079 to 1081</text:p>
          </table:table-cell>
          <table:table-cell office:value-type="string">
            <text:p>137 to 140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2">
          <table:table-cell table:style-name="ce2" office:value-type="float" office:value="2.14175213304023E+029">
            <text:p>2.14E+029</text:p>
          </table:table-cell>
          <table:table-cell office:value-type="float" office:value="0.112834849722634">
            <text:p>0.1128348497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82">
            <text:p>1082</text:p>
          </table:table-cell>
          <table:table-cell office:value-type="string">
            <text:p>1083 to 1085</text:p>
          </table:table-cell>
          <table:table-cell office:value-type="string">
            <text:p>141 to 144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3">
          <table:table-cell table:style-name="ce2" office:value-type="float" office:value="2.03466450085654E+029">
            <text:p>2.03E+029</text:p>
          </table:table-cell>
          <table:table-cell office:value-type="float" office:value="0.107193105891406">
            <text:p>0.1071931059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86">
            <text:p>1086</text:p>
          </table:table-cell>
          <table:table-cell office:value-type="string">
            <text:p>1087 to 1089</text:p>
          </table:table-cell>
          <table:table-cell office:value-type="string">
            <text:p>145 to 148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4">
          <table:table-cell table:style-name="ce2" office:value-type="float" office:value="1.93293125155862E+029">
            <text:p>1.93E+029</text:p>
          </table:table-cell>
          <table:table-cell office:value-type="float" office:value="0.101833449318994">
            <text:p>0.1018334493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90">
            <text:p>1090</text:p>
          </table:table-cell>
          <table:table-cell office:value-type="string">
            <text:p>1091 to 1093</text:p>
          </table:table-cell>
          <table:table-cell office:value-type="string">
            <text:p>149 to 152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3">
          <table:table-cell table:style-name="ce2" office:value-type="float" office:value="1.83628466593835E+029">
            <text:p>1.84E+029</text:p>
          </table:table-cell>
          <table:table-cell office:value-type="float" office:value="0.0967417756390948">
            <text:p>0.0967417756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94">
            <text:p>1094</text:p>
          </table:table-cell>
          <table:table-cell office:value-type="string">
            <text:p>1095 to 1097</text:p>
          </table:table-cell>
          <table:table-cell office:value-type="string">
            <text:p>153 to 156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2">
          <table:table-cell table:style-name="ce2" office:value-type="float" office:value="1.74447041075122E+029">
            <text:p>1.74E+029</text:p>
          </table:table-cell>
          <table:table-cell office:value-type="float" office:value="0.0919046857038886">
            <text:p>0.0919046857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098">
            <text:p>1098</text:p>
          </table:table-cell>
          <table:table-cell office:value-type="string">
            <text:p>1099 to 1101</text:p>
          </table:table-cell>
          <table:table-cell office:value-type="string">
            <text:p>157 to 160</text:p>
          </table:table-cell>
          <table:table-cell table:style-name="ce9" office:value-type="float" office:value="0.0000001">
            <text:p>1.00E-007</text:p>
          </table:table-cell>
          <table:table-cell office:value-type="float" office:value="0.08">
            <text:p>0.08</text:p>
          </table:table-cell>
          <table:table-cell table:number-columns-repeated="1016"/>
        </table:table-row>
        <table:table-row table:style-name="ro3">
          <table:table-cell table:style-name="ce2" office:value-type="float" office:value="1.65724686941795E+029">
            <text:p>1.66E+029</text:p>
          </table:table-cell>
          <table:table-cell office:value-type="float" office:value="0.0873094503231049">
            <text:p>0.0873094503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102">
            <text:p>1102</text:p>
          </table:table-cell>
          <table:table-cell office:value-type="string">
            <text:p>1103 to 1105</text:p>
          </table:table-cell>
          <table:table-cell office:value-type="string">
            <text:p>161 to 164</text:p>
          </table:table-cell>
          <table:table-cell table:style-name="ce9" office:value-type="float" office:value="0.0000000001">
            <text:p>1.00E-010</text:p>
          </table:table-cell>
          <table:table-cell office:value-type="float" office:value="0.6">
            <text:p>0.6</text:p>
          </table:table-cell>
          <table:table-cell table:number-columns-repeated="1016"/>
        </table:table-row>
        <table:table-row table:style-name="ro3">
          <table:table-cell table:style-name="ce2" office:value-type="float" office:value="1.57438450619113E+029">
            <text:p>1.57E+029</text:p>
          </table:table-cell>
          <table:table-cell office:value-type="float" office:value="0.0829439767661398">
            <text:p>0.0829439768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106">
            <text:p>1106</text:p>
          </table:table-cell>
          <table:table-cell office:value-type="string">
            <text:p>1107 to 1109</text:p>
          </table:table-cell>
          <table:table-cell office:value-type="string">
            <text:p>165 to 168</text:p>
          </table:table-cell>
          <table:table-cell table:style-name="ce9" office:value-type="float" office:value="0.0000000001">
            <text:p>1.00E-010</text:p>
          </table:table-cell>
          <table:table-cell office:value-type="float" office:value="0.6">
            <text:p>0.6</text:p>
          </table:table-cell>
          <table:table-cell table:number-columns-repeated="1016"/>
        </table:table-row>
        <table:table-row table:style-name="ro2">
          <table:table-cell table:style-name="ce2" office:value-type="float" office:value="1.49566526211345E+029">
            <text:p>1.50E+029</text:p>
          </table:table-cell>
          <table:table-cell office:value-type="float" office:value="0.0787967769390637">
            <text:p>0.0787967769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110">
            <text:p>1110</text:p>
          </table:table-cell>
          <table:table-cell office:value-type="string">
            <text:p>1111 to 1113</text:p>
          </table:table-cell>
          <table:table-cell office:value-type="string">
            <text:p>169 to 172</text:p>
          </table:table-cell>
          <table:table-cell table:style-name="ce9" office:value-type="float" office:value="0.0000000001">
            <text:p>1.00E-010</text:p>
          </table:table-cell>
          <table:table-cell office:value-type="float" office:value="0.6">
            <text:p>0.6</text:p>
          </table:table-cell>
          <table:table-cell table:number-columns-repeated="1016"/>
        </table:table-row>
        <table:table-row table:style-name="ro1">
          <table:table-cell table:style-name="ce2" office:value-type="float" office:value="1.42088198117806E+029">
            <text:p>1.42E+029</text:p>
          </table:table-cell>
          <table:table-cell office:value-type="float" office:value="0.0748569371527798">
            <text:p>0.0748569372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114">
            <text:p>1114</text:p>
          </table:table-cell>
          <table:table-cell office:value-type="string">
            <text:p>1115 to 1117</text:p>
          </table:table-cell>
          <table:table-cell office:value-type="string">
            <text:p>173 to 176</text:p>
          </table:table-cell>
          <table:table-cell table:style-name="ce9" office:value-type="float" office:value="0.0000000001">
            <text:p>1.00E-010</text:p>
          </table:table-cell>
          <table:table-cell office:value-type="float" office:value="0.6">
            <text:p>0.6</text:p>
          </table:table-cell>
          <table:table-cell table:number-columns-repeated="1016"/>
        </table:table-row>
        <table:table-row table:style-name="ro3">
          <table:table-cell table:style-name="ce2" office:value-type="float" office:value="1.34983786518092E+029">
            <text:p>1.35E+029</text:p>
          </table:table-cell>
          <table:table-cell office:value-type="float" office:value="0.0711140894027764">
            <text:p>0.0711140894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118">
            <text:p>1118</text:p>
          </table:table-cell>
          <table:table-cell office:value-type="string">
            <text:p>1119 to 1121</text:p>
          </table:table-cell>
          <table:table-cell office:value-type="string">
            <text:p>177 to 180</text:p>
          </table:table-cell>
          <table:table-cell table:style-name="ce9" office:value-type="float" office:value="0.0000000001">
            <text:p>1.00E-010</text:p>
          </table:table-cell>
          <table:table-cell office:value-type="float" office:value="0.6">
            <text:p>0.6</text:p>
          </table:table-cell>
          <table:table-cell table:number-columns-repeated="1016"/>
        </table:table-row>
        <table:table-row table:style-name="ro5">
          <table:table-cell table:style-name="ce2" office:value-type="float" office:value="1.28234595583055E+029">
            <text:p>1.28E+029</text:p>
          </table:table-cell>
          <table:table-cell office:value-type="float" office:value="0.0675583840848914">
            <text:p>0.0675583841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122">
            <text:p>1122</text:p>
          </table:table-cell>
          <table:table-cell office:value-type="string">
            <text:p>1123 to 1125</text:p>
          </table:table-cell>
          <table:table-cell office:value-type="string">
            <text:p>181 to 184</text:p>
          </table:table-cell>
          <table:table-cell table:style-name="ce9" office:value-type="float" office:value="0.0000000001">
            <text:p>1.00E-010</text:p>
          </table:table-cell>
          <table:table-cell office:value-type="float" office:value="0.6">
            <text:p>0.6</text:p>
          </table:table-cell>
          <table:table-cell table:number-columns-repeated="1016"/>
        </table:table-row>
        <table:table-row table:style-name="ro2">
          <table:table-cell table:style-name="ce2" office:value-type="float" office:value="1.21822864275228E+029">
            <text:p>1.22E+029</text:p>
          </table:table-cell>
          <table:table-cell office:value-type="float" office:value="0.0641804640752889">
            <text:p>0.0641804641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126">
            <text:p>1126</text:p>
          </table:table-cell>
          <table:table-cell office:value-type="string">
            <text:p>1127 to 1129</text:p>
          </table:table-cell>
          <table:table-cell office:value-type="string">
            <text:p>185 to 188</text:p>
          </table:table-cell>
          <table:table-cell table:style-name="ce9" office:value-type="float" office:value="0.0000000001">
            <text:p>1.00E-010</text:p>
          </table:table-cell>
          <table:table-cell office:value-type="float" office:value="0.6">
            <text:p>0.6</text:p>
          </table:table-cell>
          <table:table-cell table:number-columns-repeated="1016"/>
        </table:table-row>
        <table:table-row table:style-name="ro1">
          <table:table-cell table:style-name="ce2" office:value-type="float" office:value="1.15731719609224E+029">
            <text:p>1.16E+029</text:p>
          </table:table-cell>
          <table:table-cell office:value-type="float" office:value="0.0609714401064332">
            <text:p>0.0609714401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130">
            <text:p>1130</text:p>
          </table:table-cell>
          <table:table-cell office:value-type="string">
            <text:p>1131 to 1133</text:p>
          </table:table-cell>
          <table:table-cell office:value-type="string">
            <text:p>189 to 192</text:p>
          </table:table-cell>
          <table:table-cell table:style-name="ce9" office:value-type="float" office:value="0.0000000001">
            <text:p>1.00E-010</text:p>
          </table:table-cell>
          <table:table-cell office:value-type="float" office:value="0.6">
            <text:p>0.6</text:p>
          </table:table-cell>
          <table:table-cell table:number-columns-repeated="1016"/>
        </table:table-row>
        <table:table-row table:style-name="ro2">
          <table:table-cell table:style-name="ce2" office:value-type="float" office:value="1.09945132249133E+029">
            <text:p>1.10E+029</text:p>
          </table:table-cell>
          <table:table-cell office:value-type="float" office:value="0.0579228673742752">
            <text:p>0.0579228674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134">
            <text:p>1134</text:p>
          </table:table-cell>
          <table:table-cell office:value-type="string">
            <text:p>1135 to 1137</text:p>
          </table:table-cell>
          <table:table-cell office:value-type="string">
            <text:p>193 to 196</text:p>
          </table:table-cell>
          <table:table-cell table:style-name="ce9" office:value-type="float" office:value="0.0000000001">
            <text:p>1.00E-010</text:p>
          </table:table-cell>
          <table:table-cell office:value-type="float" office:value="0.6">
            <text:p>0.6</text:p>
          </table:table-cell>
          <table:table-cell table:number-columns-repeated="1016"/>
        </table:table-row>
        <table:table-row table:style-name="ro3">
          <table:table-cell table:style-name="ce2" office:value-type="float" office:value="1.04447874326028E+029">
            <text:p>1.04E+029</text:p>
          </table:table-cell>
          <table:table-cell office:value-type="float" office:value="0.0550267233150669">
            <text:p>0.0550267233</text:p>
          </table:table-cell>
          <table:table-cell table:style-name="ce5" office:value-type="string">
            <text:p>/Research/BodenheimerCode/Code_for_Kozai/outputs/2013/June/June_17_2013/v1/chaindown.mod</text:p>
          </table:table-cell>
          <table:table-cell office:value-type="float" office:value="1138">
            <text:p>1138</text:p>
          </table:table-cell>
          <table:table-cell office:value-type="string">
            <text:p>1139 to 1141</text:p>
          </table:table-cell>
          <table:table-cell office:value-type="string">
            <text:p>197 to 200</text:p>
          </table:table-cell>
          <table:table-cell table:style-name="ce9" office:value-type="float" office:value="0.0000000001">
            <text:p>1.00E-010</text:p>
          </table:table-cell>
          <table:table-cell office:value-type="float" office:value="0.6">
            <text:p>0.6</text:p>
          </table:table-cell>
          <table:table-cell table:number-columns-repeated="1016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0">06/20/2013</text:date>, <text:time>21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el Ruhlen</meta:initial-creator>
    <meta:creation-date>2013-06-18T14:49:44</meta:creation-date>
    <dc:date>2013-06-20T21:00:08</dc:date>
    <dc:creator>Laurel Ruhlen</dc:creator>
    <meta:editing-duration>P2DT5H40M14S</meta:editing-duration>
    <meta:editing-cycles>26</meta:editing-cycles>
    <meta:generator>OpenOffice.org/3.3$Unix OpenOffice.org_project/330m20$Build-9567</meta:generator>
    <meta:document-statistic meta:table-count="3" meta:cell-count="360" meta:object-count="0"/>
  </office:meta>
</office:document-meta>
</file>